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true" fo:keep-together="always" fo:orphans="2" fo:widows="2"/>
      <style:text-properties fo:color="#000000" loext:opacity="100%" fo:language="pt" fo:country="BR" officeooo:paragraph-rsid="0004b944" style:letter-kerning="false" style:font-name-asian="Times New Roman" style:language-asian="pt" style:country-asian="BR" style:font-name-complex="Arial" style:font-size-complex="9pt" style:language-complex="ar" style:country-complex="SA"/>
    </style:style>
    <style:style style:name="P2" style:family="paragraph" style:parent-style-name="Text_20_body" style:list-style-name="L1">
      <style:text-properties officeooo:paragraph-rsid="0004b944"/>
    </style:style>
    <style:style style:name="P3" style:family="paragraph" style:parent-style-name="Text_20_body" style:list-style-name="L1">
      <style:text-properties officeooo:paragraph-rsid="0004e676"/>
    </style:style>
    <style:style style:name="P4" style:family="paragraph" style:parent-style-name="Text_20_body" style:list-style-name="L1">
      <style:text-properties fo:language="pt" fo:country="BR" officeooo:paragraph-rsid="0004b944" style:letter-kerning="false" style:font-name-asian="Times New Roman" style:language-asian="pt" style:country-asian="BR" style:font-name-complex="Times New Roman" style:language-complex="ar" style:country-complex="SA"/>
    </style:style>
    <style:style style:name="P5" style:family="paragraph" style:parent-style-name="Text_20_body">
      <style:text-properties officeooo:rsid="0004e676" officeooo:paragraph-rsid="0004e676"/>
    </style:style>
    <style:style style:name="T1" style:family="text">
      <style:text-properties fo:language="pt" fo:country="BR" style:letter-kerning="false" style:font-name-asian="Times New Roman" style:language-asian="pt" style:country-asian="BR" style:font-name-complex="Times New Roman" style:language-complex="ar" style:country-complex="SA"/>
    </style:style>
    <style:style style:name="T2" style:family="text">
      <style:text-properties fo:language="pt" fo:country="BR" officeooo:rsid="0004b944" style:letter-kerning="false" style:font-name-asian="Times New Roman" style:language-asian="pt" style:country-asian="BR" style:font-name-complex="Times New Roman" style:language-complex="ar" style:country-complex="SA"/>
    </style:style>
    <style:style style:name="T3" style:family="text">
      <style:text-properties officeooo:rsid="00066019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07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07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brigado!<text:line-break/>Por favor, <text:span text:style-name="T3">ajustar a</text:span> base total <text:span text:style-name="T3">dos </text:span>100 imóveis <text:span text:style-name="T3">e os seus respectivos locadores para que em relação a documentação seja mencionados somente os tipos de documentos relacionados a seguir:</text:span></text:p>
      <text:list text:style-name="L1">
        <text:list-item>
          <text:p text:style-name="P2"><text:bookmark text:name="ITEM_3_4_3_1_5_2"/>DOCUMENTAÇÃO DO(S) LOCADOR(ES)</text:p>
          <text:list>
            <text:list-item>
              <text:p text:style-name="P2">PESSOA FÍSICA:</text:p>
              <text:list>
                <text:list-item>
                  <text:p text:style-name="P4">Documento de Identidade do(s) LOCADOR(ES), válido no Território Nacional, a exemplo de:</text:p>
                  <text:list>
                    <text:list-item>
                      <text:p text:style-name="P2"><text:span text:style-name="T1">CNH – Carteira Nacional de Habilitação</text:span><text:span text:style-name="T2">;</text:span></text:p>
                    </text:list-item>
                    <text:list-item>
                      <text:p text:style-name="P4">RG – Registro Geral;</text:p>
                    </text:list-item>
                    <text:list-item>
                      <text:p text:style-name="P4">CPF – Cadastro de Pessoa Física;</text:p>
                    </text:list-item>
                    <text:list-item>
                      <text:p text:style-name="P4">Passaporte;</text:p>
                    </text:list-item>
                    <text:list-item>
                      <text:p text:style-name="P4">Carteira Profissional, emitida por órgão de classe.</text:p>
                    </text:list-item>
                  </text:list>
                </text:list-item>
                <text:list-item>
                  <text:p text:style-name="P2">Documento de Identidade do(s) cônjuge(s) do(s) LOCADOR(ES) quando este(s) figurar(em):</text:p>
                  <text:list>
                    <text:list-item>
                      <text:p text:style-name="P2">no documento de propriedade do imóvel;</text:p>
                    </text:list-item>
                    <text:list-item>
                      <text:p text:style-name="P2">no contrato de locação; ou </text:p>
                    </text:list-item>
                    <text:list-item>
                      <text:p text:style-name="P2">quando o prazo do contrato for igual ou superior a 120 meses.</text:p>
                    </text:list-item>
                  </text:list>
                </text:list-item>
                <text:list-item>
                  <text:p text:style-name="P1">Certidão Negativa de Débitos relativos a Créditos Tributários e à Dívida Ativa da União (CND) ou Certidão Positiva com Efeitos de Negativa de Débitos relativos a Créditos Tributários Federais e à Dívida Ativa da União (CPEND), expedida conjuntamente pela Secretaria da Receita Federal do Brasil (RFB) e pela Procuradoria-Geral da Fazenda Nacional (PGFN).</text:p>
                </text:list-item>
                <text:list-item>
                  <text:p text:style-name="P1">Se promitente(s) comprador(es), conforme se comprova por meio da Escritura Pública e do Protocolo para registro de propriedade junto ao Registro de Imóveis, que esteja o(s) bem(ns) completamente livre(s) e desembaraçado(s) de todos e quaisquer ônus, dívidas, tributos em atraso de qualquer natureza, inclusive hipoteca mesmo legais</text:p>
                </text:list-item>
              </text:list>
            </text:list-item>
            <text:list-item>
              <text:p text:style-name="P2">LOCADOR(ES) PESSOA JURÍDICA:</text:p>
              <text:list>
                <text:list-item>
                  <text:p text:style-name="P4">Prova de Inscrição no Cadastro Nacional de Pessoas Jurídicas – CNPJ;</text:p>
                </text:list-item>
                <text:list-item>
                  <text:p text:style-name="P4">Ato constitutivo e suas alterações;</text:p>
                </text:list-item>
                <text:list-item>
                  <text:p text:style-name="P4">Certidão simplificada atualizada expedida pela Junta Comercial de vinculação da Pessoa Jurídica;</text:p>
                </text:list-item>
                <text:list-item>
                  <text:p text:style-name="P4">Certidão Negativa de Débitos relativos a Créditos Tributários e à Dívida Ativa da União (CND) ou Certidão Positiva com Efeitos de Negativa de Débitos relativos a Créditos Tributários Federais e à Dívida Ativa da União (CPEND), expedida conjuntamente pela Secretaria da Receita Federal do Brasil (RFB) e pela Procuradoria-Geral da Fazenda Nacional (PGFN);</text:p>
                </text:list-item>
                <text:list-item>
                  <text:p text:style-name="P4">Certidão de regularidade do FGTS – fornecida pela CAIXA;</text:p>
                </text:list-item>
                <text:list-item>
                  <text:p text:style-name="P4"><text:soft-page-break/>Se promitente(s) comprador(es), conforme se comprova por meio da Escritura Pública e do Protocolo para registro de propriedade junto ao Registro de Imóveis, que esteja o(s) bem(ns) completamente livre(s) e desembaraçado(s) de todos e quaisquer ônus, dívidas, tributos em atraso de qualquer natureza, inclusive hipoteca mesmo legais.</text:p>
                </text:list-item>
              </text:list>
            </text:list-item>
            <text:list-item>
              <text:p text:style-name="P2">DOCUMENTAÇÃO DO REPRESENTANTE LEGAL:</text:p>
              <text:list>
                <text:list-item>
                  <text:p text:style-name="P4">Instrumento jurídico que dá poderes de representação – Procuração Pública ou Particular com reconhecimento da firma do outorgante, ato de designação;</text:p>
                </text:list-item>
                <text:list-item>
                  <text:p text:style-name="P4">Documento de Identidade do(s) PROCURADOR(ES), válido no Território Nacional, a exemplo de:</text:p>
                  <text:list>
                    <text:list-item>
                      <text:p text:style-name="P2">CNH – Carteira Nacional de Habilitação;</text:p>
                    </text:list-item>
                    <text:list-item>
                      <text:p text:style-name="P2">RG – Registro Geral;</text:p>
                    </text:list-item>
                    <text:list-item>
                      <text:p text:style-name="P2">CPF – Cadastro de Pessoa Física;</text:p>
                    </text:list-item>
                    <text:list-item>
                      <text:p text:style-name="P2">Passaporte;</text:p>
                    </text:list-item>
                    <text:list-item>
                      <text:p text:style-name="P2">Carteira Profissional, emitida por órgão de class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DOCUMENTAÇÃO DO IMÓVEL:</text:p>
          <text:list>
            <text:list-item>
              <text:p text:style-name="P2">Matrícula do Imóvel no Cartório de Registro do Imóvel, expedida em até 60 dias;</text:p>
            </text:list-item>
            <text:list-item>
              <text:p text:style-name="P2">Certidão negativa e original de tributos lançados, fornecida, pelo Poder Público, relativa a débitos do IPTU, atualizada;</text:p>
            </text:list-item>
            <text:list-item>
              <text:p text:style-name="P2">Averbação, quando se tratar de edificação ou o Habite-se, no caso de Imóvel edificado;</text:p>
            </text:list-item>
            <text:list-item>
              <text:p text:style-name="P2">Permissão para a realização de atividade bancária, mediante documento expedido pelo Poder Público Local ou menção à existência de legislação local com tal permissão ou, ainda, à inexistência de legislação local proibindo essa atividade</text:p>
            </text:list-item>
            <text:list-item>
              <text:p text:style-name="P3">Manifestação CILOG, se for o caso.</text:p>
            </text:list-item>
          </text:list>
        </text:list-item>
      </text:list>
      <text:p text:style-name="P5">Por favor, copular dados que abarquem as mais diversas situações possíve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49cm"/>
    </style:style>
    <style:style style:name="Normal_20_6" style:display-name="Normal 6" style:family="paragraph" style:parent-style-name="Standard" style:next-style-name="Standard" style:default-outline-level="6"/>
    <style:style style:name="Normal_20_3" style:display-name="Normal 3" style:family="paragraph" style:parent-style-name="Standard" style:next-style-name="Standard" style:default-outline-level="3"/>
    <style:style style:name="Heading_20_3" style:display-name="Heading 3" style:family="paragraph" style:parent-style-name="Normal_20_3" style:next-style-name="Standard" style:default-outline-level="3" style:list-style-name="" style:class="text">
      <style:paragraph-properties fo:margin-left="2cm" fo:margin-top="0.635cm" fo:margin-bottom="0.212cm" style:contextual-spacing="false" fo:keep-together="always" fo:text-indent="-2cm" style:auto-text-indent="false">
        <style:tab-stops>
          <style:tab-stop style:position="2cm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ormal_20_2" style:display-name="Normal 2" style:family="paragraph" style:parent-style-name="Standard" style:next-style-name="Standard" style:default-outline-level="2"/>
    <style:style style:name="Heading_20_2" style:display-name="Heading 2" style:family="paragraph" style:parent-style-name="Normal_20_2" style:next-style-name="Standard" style:default-outline-level="2" style:list-style-name="" style:class="text">
      <style:paragraph-properties fo:margin-left="2cm" fo:margin-top="0.635cm" fo:margin-bottom="0.212cm" style:contextual-spacing="false" fo:keep-together="always" fo:text-indent="-2cm" style:auto-text-indent="false">
        <style:tab-stops>
          <style:tab-stop style:position="2cm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Normal_20_5" style:display-name="Normal 5" style:family="paragraph" style:parent-style-name="Standard" style:next-style-name="Standard" style:default-outline-level="5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8:32:56.935639548</meta:creation-date>
    <dc:date>2025-07-07T11:38:17.470711663</dc:date>
    <meta:editing-duration>PT8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531" meta:character-count="3514" meta:non-whitespace-character-count="3045"/>
  </office:meta>
</office:document-meta>
</file>